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20a69" officeooo:paragraph-rsid="00020a6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style:font-size-asian="16pt" style:font-size-complex="16pt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fo:font-size="14pt" officeooo:rsid="00020a69" officeooo:paragraph-rsid="00020a69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fo:font-size="14pt" officeooo:rsid="00020a69" officeooo:paragraph-rsid="00020a69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.199cm" fo:text-indent="1.3cm" style:auto-text-indent="false" style:page-number="auto" fo:background-color="transparen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.401cm" style:auto-text-indent="false" style:page-number="auto" fo:background-color="transparent"/>
      <style:text-properties fo:font-size="14pt" officeooo:rsid="00020a69" officeooo:paragraph-rsid="00020a69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1.401cm" style:auto-text-indent="false" fo:background-color="transparent"/>
      <style:text-properties officeooo:paragraph-rsid="00020a69"/>
    </style:style>
    <style:style style:name="P12" style:family="paragraph" style:parent-style-name="Standard">
      <loext:graphic-properties draw:fill="none"/>
      <style:paragraph-properties fo:margin-left="0cm" fo:margin-right="0cm" fo:text-indent="1.401cm" style:auto-text-indent="false" fo:background-color="transparent"/>
      <style:text-properties officeooo:rsid="00020a69" officeooo:paragraph-rsid="00020a69"/>
    </style:style>
    <style:style style:name="P13" style:family="paragraph" style:parent-style-name="Standard">
      <loext:graphic-properties draw:fill="none"/>
      <style:paragraph-properties fo:margin-left="0cm" fo:margin-right="0cm" fo:text-indent="1.401cm" style:auto-text-indent="false" fo:background-color="transparent"/>
      <style:text-properties officeooo:paragraph-rsid="00036d7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0a69" style:font-size-asian="14pt" style:font-size-complex="14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20a69" style:font-size-asian="12.25pt" style:font-size-complex="14pt"/>
    </style:style>
    <style:style style:name="T5" style:family="text">
      <style:text-properties fo:font-size="14pt" officeooo:rsid="00036d7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Что такое SQL</text:p>
      <text:p text:style-name="Standard"/>
      <text:p text:style-name="Standard"/>
      <text:p text:style-name="P2">Базовые понятия</text:p>
      <text:p text:style-name="Standard"/>
      <text:p text:style-name="Standard"/>
      <text:p text:style-name="P10">Реляционные БД - </text:p>
      <text:p text:style-name="P13"><text:span text:style-name="T4">Н</text:span><text:span text:style-name="T2">е</text:span><text:span text:style-name="T1">реляционны</text:span><text:span text:style-name="T2">е</text:span><text:span text:style-name="T4"> БД (NoSQL) — </text:span><text:span text:style-name="T5">это тип БД, которые не используют традиционную структуру строк и таблиц. Они предлагают альтернативу хранения данных, такие как документоориентированная, графовая, столбоцая <text:s/></text:span></text:p>
      <text:p text:style-name="P11"><text:span text:style-name="T4"/></text:p>
      <text:p text:style-name="P12"><text:span text:style-name="T3">Отношения (Таблицы) - </text:span></text:p>
      <text:p text:style-name="P12"><text:span text:style-name="T3">Кортедж (Запись, поле) - </text:span></text:p>
      <text:p text:style-name="P12"><text:span text:style-name="T3">Мощность - </text:span></text:p>
      <text:p text:style-name="P12"><text:span text:style-name="T3">Атрибут (Столбец) - </text:span></text:p>
      <text:p text:style-name="P12"><text:span text:style-name="T3">Размерность (Кол-во атрибутов в таблице) - </text:span></text:p>
      <text:p text:style-name="P12"><text:span text:style-name="T3">Домен атрибута - допустимые значения</text:span></text:p>
      <text:p text:style-name="Standard"/>
      <text:p text:style-name="Standard"/>
      <text:p text:style-name="P1">Команды</text:p>
      <text:p text:style-name="Standard"/>
      <text:p text:style-name="Standard"/>
      <text:p text:style-name="P4">Последовательность ввода.</text:p>
      <text:p text:style-name="P6"/>
      <text:p text:style-name="P9"><text:span text:style-name="T1">Ключевое слово SELECT - указываем название имена столбцов, </text:span><text:span text:style-name="T2">либо «*» которая указывает на все атрибуты(столбцы) отношения(таблицы)</text:span><text:span text:style-name="T1">;</text:span></text:p>
      <text:p text:style-name="P5">Ключевое слово FROM - указываем имя столбца из которого будем брать данные </text:p>
      <text:p text:style-name="P5">Потом идут необязательные команды которые позволяют добиться необходимого результата, такие как WHERE, GROUP BY, HAVING и т.п.</text:p>
      <text:p text:style-name="P7">Пример:</text:p>
      <text:p text:style-name="P8">select * from «таблица»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3T17:53:21.812507801</dc:date>
    <meta:editing-duration>PT19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08" meta:character-count="800" meta:non-whitespace-character-count="699"/>
  </office:meta>
</office:document-meta>
</file>